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font-name="Arial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text-properties style:font-name="Arial" fo:font-size="12pt" fo:language="es" fo:country="ES" style:font-size-asian="12pt" style:font-size-complex="12pt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style:font-name="Arial"/>
    </style:style>
    <style:style style:name="P5" style:family="paragraph" style:parent-style-name="Standard">
      <style:paragraph-properties fo:margin-left="2.501cm" fo:margin-right="0cm" fo:text-indent="0cm" style:auto-text-indent="false"/>
      <style:text-properties style:font-name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LETÍN 26</text:p>
      <text:p text:style-name="P2"/>
      <text:p text:style-name="P2">1- Dado el siguiente XML. Define una lista de valores permitidos para el elemento altura</text:p>
      <text:p text:style-name="P2"><text:s text:c="4"/>(10, 12, 14).</text:p>
      <text:p text:style-name="P2"><text:s text:c="5"/>&lt;materiales&gt;</text:p>
      <text:p text:style-name="P2"><text:s text:c="8"/>&lt;material&gt;columna&lt;/material&gt;</text:p>
      <text:p text:style-name="P2"><text:s text:c="7"/>&lt;altura&gt;............&lt;/altura&gt;</text:p>
      <text:p text:style-name="P2"><text:s text:c="7"/>&lt;precio&gt;...........&lt;/precio&gt;</text:p>
      <text:p text:style-name="P2"><text:s text:c="5"/>&lt;/materiales&gt;</text:p>
      <text:p text:style-name="P2"><text:s text:c="8"/></text:p>
      <text:p text:style-name="P2">2- En el siguiente XML efectúa las siguientes restricciones:</text:p>
      <text:p text:style-name="P2"><text:s text:c="5"/>&lt;persona&gt;</text:p>
      <text:p text:style-name="P2"><text:s text:c="12"/>&lt;nombre&gt;......... &lt;/nombre&gt;</text:p>
      <text:p text:style-name="P2"><text:s text:c="12"/>&lt;altura&gt;............... &lt;/altura&gt;</text:p>
      <text:p text:style-name="P2"><text:s text:c="12"/>&lt;peso&gt;............ &lt;/peso&gt;</text:p>
      <text:p text:style-name="P2"><text:s text:c="6"/>&lt;/persona&gt;</text:p>
      <text:p text:style-name="P2"><text:s text:c="4"/>a) &lt;altura&gt; dos decimales.</text:p>
      <text:p text:style-name="P2"><text:s text:c="4"/>b) <text:s/>&lt;peso&gt; tres decimales.</text:p>
      <text:p text:style-name="P2"/>
      <text:p text:style-name="P2">3- Las temperaturas máxima y mínima <text:s/>tienen que estar en el intervalo [-10, 42).</text:p>
      <text:p text:style-name="P2"><text:s text:c="2"/>&lt;temperaturas&gt;</text:p>
      <text:p text:style-name="P2"><text:s text:c="8"/>&lt;dia&gt;........&lt;/dia&gt;</text:p>
      <text:p text:style-name="P2"><text:s text:c="8"/>&lt;maxima&gt;......... <text:s/>&lt;/maxima&gt;</text:p>
      <text:p text:style-name="P2"><text:s text:c="8"/>&lt;minima&gt; …..... <text:s text:c="2"/>&lt;/minima&gt; <text:s/></text:p>
      <text:p text:style-name="P2"><text:s text:c="2"/>&lt;/temperaturas&gt;</text:p>
      <text:p text:style-name="P2">4- En el siguiente XML:</text:p>
      <text:p text:style-name="P2"><text:s text:c="4"/>&lt;alumno&gt;</text:p>
      <text:p text:style-name="P4">&lt;nombre&gt;Juan Garcia&lt;/nombre&gt;</text:p>
      <text:p text:style-name="P4">&lt;edad&gt;.......&lt;/edad&gt;</text:p>
      <text:p text:style-name="P4">&lt;electrodomestico&gt;.......&lt;/electrodomestico&gt;</text:p>
      <text:p text:style-name="P4">&lt;letra&gt;...&lt;/letra&gt;</text:p>
      <text:p text:style-name="P4">&lt;let&gt;.....&lt;/let&gt;</text:p>
      <text:p text:style-name="P4">&lt;letras&gt;.....&lt;/letras&gt;</text:p>
      <text:p text:style-name="P4">&lt;clave&gt;........&lt;/clave&gt;</text:p>
      <text:p text:style-name="P4">&lt;password&gt;...........&lt;/password&gt;</text:p>
      <text:p text:style-name="P4">&lt;direccion&gt;</text:p>
      <text:p text:style-name="P5">&lt;calle&gt;Avenida de la Fuente&lt;/calle&gt;</text:p>
      <text:p text:style-name="P5">&lt;ciudad&gt;Vigo&lt;/ciudad&gt;</text:p>
      <text:p text:style-name="P4">&lt;/direccion&gt;</text:p>
      <text:p text:style-name="P4">&lt;telefono&gt;..........&lt;/telefono&gt;</text:p>
      <text:p text:style-name="P2"><text:s text:c="3"/>&lt;/alumno&gt;</text:p>
      <text:p text:style-name="P2">Efectúa el xsd <text:s/>en el que apliques las restricciones siguientes:</text:p>
      <text:p text:style-name="P3">a) Edad--&gt;[0, 100]</text:p>
      <text:p text:style-name="P3">b) Electrodoméstico--&gt;AEG-Sony-Balay</text:p>
      <text:p text:style-name="P3">c) Letra--&gt;Una letra minúscula.</text:p>
      <text:p text:style-name="P3">d) Let--&gt; x o y o z en <text:s/>minúscula.</text:p>
      <text:p text:style-name="P3">e) Letras--&gt; Tres letras mayúsculas.</text:p>
      <text:p text:style-name="P3">f) Clave--&gt;Letras minúsculas y números en total 6 caracteres.</text:p>
      <text:p text:style-name="P3">g) Password y telefono--&gt; Cadena de caracteres de longitud 9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e e</meta:initial-creator>
    <meta:creation-date>2013-02-26T12:33:04.92</meta:creation-date>
    <dc:date>2015-03-09T19:51:23.25</dc:date>
    <dc:creator>e e</dc:creator>
    <meta:editing-duration>PT01H45M55S</meta:editing-duration>
    <meta:editing-cycles>4</meta:editing-cycles>
    <meta:generator>LibreOffice/7.0.2.2$Windows_X86_64 LibreOffice_project/8349ace3c3162073abd90d81fd06dcfb6b36b994</meta:generator>
    <meta:printed-by>e e</meta:printed-by>
    <meta:print-date>2013-02-26T18:16:28.55</meta:print-date>
    <meta:document-statistic meta:table-count="0" meta:image-count="0" meta:object-count="0" meta:page-count="1" meta:paragraph-count="47" meta:word-count="155" meta:character-count="1452" meta:non-whitespace-character-count="1206"/>
  </office:meta>
</office:document-meta>
</file>